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BX12" svg:font-family="CMBX12"/>
    <style:font-face style:name="CMR10" svg:font-family="CMR10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MR10" fo:font-size="11pt" style:font-name-asian="CMR10" style:font-size-asian="11pt" style:font-name-complex="CMR10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CMBX12" fo:font-size="14.5pt" style:font-name-asian="CMBX12" style:font-size-asian="14.5pt" style:font-name-complex="CMBX12" style:font-size-complex="14.5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fo:color="#000000" style:font-name="CMR10" fo:font-size="11pt" style:font-name-asian="CMR10" style:font-size-asian="11pt" style:font-name-complex="CMR10" style:font-size-complex="11pt"/>
    </style:style>
    <style:style style:name="P4" style:family="paragraph" style:parent-style-name="Heading_20_1" style:master-page-name="">
      <style:paragraph-properties style:page-number="auto" fo:break-before="auto" fo:break-after="auto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bjetivos del proyecto </text:h>
      <text:p text:style-name="P1">Este apartado explica de forma precisa y concisa cuales son los objetivos</text:p>
      <text:p text:style-name="P1">que se persiguen con la realizacion del proyecto. Se puede distinguir entre los</text:p>
      <text:p text:style-name="P1">objetivos marcados por los requisitos del software a construir y los objetivos</text:p>
      <text:p text:style-name="P1">de caracter tecnico que se plantean a la hora de llevar a la práctica el proyecto.</text:p>
      <text:p text:style-name="P2"/>
      <text:p text:style-name="P2">2.1. Objetivos</text:p>
      <text:p text:style-name="P1">Se van a mostrar los puntos que se quieren tratar en este proyecto.</text:p>
      <text:p text:style-name="P1">Analizar el problema planteado por el tutor del proyecto Don Jesús Enrique Sierra García, de la empresa ASTI sobre la aplicabilidad de gazebo en la misma, y evaluar su viabilidad.</text:p>
      <text:p text:style-name="P1"/>
      <text:list xml:id="list9220666517072196559" text:style-name="L1">
        <text:list-item>
          <text:list>
            <text:list-item>
              <text:p text:style-name="P3">Primero tenemos que documentarnos, y saber manejar el simulador</text:p>
              <text:list>
                <text:list-header>
                  <text:p text:style-name="P3">Preparar un entorno de trabajo</text:p>
                  <text:p text:style-name="P3">Realizar tutoriales para aprender a manejar el simulador Gazebo</text:p>
                  <text:p text:style-name="P3">Aprender lenguaje SDF con el que modelar nuestros Robots dentro del entorno Gazbeo</text:p>
                </text:list-header>
              </text:list>
            </text:list-item>
          </text:list>
        </text:list-item>
      </text:list>
      <text:p text:style-name="P1"/>
      <text:list xml:id="list31711123" text:continue-numbering="true" text:style-name="L1">
        <text:list-item>
          <text:list>
            <text:list-item>
              <text:p text:style-name="P3">Preparar el entorno de trabajo</text:p>
              <text:list>
                <text:list-header>
                  <text:p text:style-name="P3">Preparar maquina virtual con Ros Kinetic</text:p>
                  <text:p text:style-name="P3">Iniciarnos en el Sistema Operativo ROS, entender como funciona por medio de tutoriales y pruebas.</text:p>
                </text:list-header>
              </text:list>
            </text:list-item>
          </text:list>
        </text:list-item>
      </text:list>
      <text:p text:style-name="P1"/>
      <text:list xml:id="list31687938" text:continue-numbering="true" text:style-name="L1">
        <text:list-item>
          <text:list>
            <text:list-item>
              <text:p text:style-name="P3">Iniciar proyecto </text:p>
              <text:list>
                <text:list-header>
                  <text:p text:style-name="P3">Instalar entorno de trabajo</text:p>
                  <text:p text:style-name="P3">Crear un mundo con un robot que se comunicará con nuestro sistema operativo por medio de mensajes, así lograremos insertarle movimiento</text:p>
                </text:list-header>
              </text:list>
            </text:list-item>
          </text:list>
        </text:list-item>
      </text:list>
      <text:p text:style-name="P1"/>
      <text:list xml:id="list31688018" text:continue-numbering="true" text:style-name="L1">
        <text:list-item>
          <text:list>
            <text:list-item>
              <text:p text:style-name="P3">Realizar un informe final</text:p>
              <text:list>
                <text:list-header>
                  <text:p text:style-name="P3">Fijar los puntos del informe</text:p>
                  <text:p text:style-name="P3">Analizar las características de la empresa y el impacto que este podría tener</text:p>
                  <text:p text:style-name="P3">Elaborar una conclusión donde se recomiende o no la viabilidad de este proyecto.</text:p>
                  <text:p text:style-name="P3"/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2"><text:soft-page-break/>2.2. Resumen</text:p>
      <text:p text:style-name="P1">En lineas generales las primeras semanas serán llevadas a cabo para documentarnos y aprender como funciona el simulador, realizaremos distintos tutoriales y pruebas, y decidiremos cuál será el entorno de trabajo con el que seguir, una vez elegido ROS, deberemos instalar todas sus librerías, y aprender a manejar este complejo sistema operativo, lanzar un mundo con nuestro robot, que nuestro robot este en un nodo de ROS, y lograr la comunicación con el robot de tal manera que interprete nuestras ordenes.</text:p>
      <text:p text:style-name="P1">Finalmente deberemos elaborar un informe en el cual saquemos una buena y estudiada recomendación para la empresa ASTI, con la que ellos puedan decidir si desean implantar dicha tecnología o 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BX12" svg:font-family="CMBX12"/>
    <style:font-face style:name="CMR10" svg:font-family="CMR10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2_ObjetivosDelProyecto.odt</text:file-name> v.<text:editing-cycles>15</text:editing-cycles> <text:title/><text:modification-date style:data-style-name="N103">25/may/17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3$Win32 OpenOffice.org_project/413m1$Build-9783</meta:generator>
    <dc:date>2017-05-25T11:51:42.90</dc:date>
    <dc:creator>Carmelo Basconcillos Reyero</dc:creator>
    <meta:editing-duration>PT4H16M18S</meta:editing-duration>
    <meta:editing-cycles>15</meta:editing-cycles>
    <meta:document-statistic meta:table-count="0" meta:image-count="0" meta:object-count="0" meta:page-count="2" meta:paragraph-count="26" meta:word-count="357" meta:character-count="2162"/>
  </office:meta>
</office:document-meta>
</file>